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text-properties fo:language="es" fo:country="ES"/>
    </style:style>
    <style:style style:name="P4" style:family="paragraph" style:parent-style-name="Standard" style:list-style-name="L1" style:master-page-name="">
      <style:paragraph-properties fo:margin-left="1.27cm" fo:margin-right="0cm" fo:text-align="start" style:justify-single-word="false" fo:text-indent="-0.474cm" style:auto-text-indent="false" style:page-number="auto"/>
      <style:text-properties fo:language="es" fo:country="ES"/>
    </style:style>
    <style:style style:name="P5" style:family="paragraph" style:parent-style-name="Standard" style:list-style-name="L1">
      <style:paragraph-properties fo:margin-left="1.27cm" fo:margin-right="0cm" fo:text-align="start" style:justify-single-word="false" fo:text-indent="-0.474cm" style:auto-text-indent="false"/>
      <style:text-properties fo:language="es" fo:country="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font-style-complex="italic"/>
    </style:style>
    <style:style style:name="T10" style:family="text">
      <style:text-properties fo:font-size="9pt" fo:font-style="italic" fo:font-weight="bold" style:font-size-asian="9pt" style:font-style-asian="italic" style:font-weight-asian="bold" style:font-size-complex="9pt" style:font-style-complex="italic" style:font-weight-complex="bold"/>
    </style:style>
    <style:style style:name="T11" style:family="text">
      <style:text-properties fo:font-size="9pt" fo:font-style="normal" style:font-size-asian="9pt" style:font-style-asian="normal" style:font-size-complex="9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1">En <text:s text:c="2"/>el <text:s text:c="2"/>presente <text:s text:c="2"/>informe <text:s text:c="2"/>se <text:s text:c="2"/>desarrollarán <text:s text:c="2"/>los <text:s text:c="2"/>detalles <text:s text:c="2"/>de <text:s text:c="2"/>la <text:s text:c="2"/>confección <text:s text:c="2"/>del <text:s text:c="2"/>compilador </text:p>
      <text:p text:style-name="P1">C­TDS -PCR y <text:s text:c="2"/>los <text:s text:c="2"/>detalles <text:s text:c="2"/>del <text:s text:c="2"/>lenguaje <text:s text:c="2"/>CTDS .</text:p>
      <text:p text:style-name="P1"/>
      <text:p text:style-name="P1">Ctds es un lenguaje imperativo t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1">Además, Ctds permite interfazar con metodos de la librería básica de C, medio por el cuál permite operaciones de entrada-salida. En las invocaciones a a rutinas externas permite la utilización de elementos del tipo String. Proporciona <text:s text:c="2"/>2 construcciones básicas para la modularización de los programas: Funciones y Acciones, permitiendo invocaciones recursivas. </text:p>
      <text:p text:style-name="P1">Ctds es un Lenguaje seguro ya que una implemetación del mismo, debe chequear en tiempo de ejecución que el acceso a una posición de un arreglo sea válida.</text:p>
      <text:p text:style-name="P1">Ctds proporciona una conjunto básico de operadores, 4 operadores aritmeticos (+,-,*,/,%), 4 operadores relacionales (&lt;,&gt;,&lt;=,&gt;=), 2 operadores de equivalencia (==,!=) y 2 operadores lógicos (&amp;&amp;,||). <text:s text:c="2"/></text:p>
      <text:p text:style-name="P1">Otra de las carácteristicas del lenguaje, es la evalución lazzy de sus operadores lógicos (&amp;&amp;,||).</text:p>
      <text:p text:style-name="P1">En el presente informe se abordará la creación de un Compilador para el Lenguaje Ctds, el compilador: Ctds-PCR.</text:p>
      <text:p text:style-name="P1">Ctds-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1">Ctds-PCR implementa un conjunto de optimizaciones entre las que se destacan la propagación de constantes, poda de código inalcanzable y optimizaciones en frame que restrijen la vida de una variable al tiempo en el que pueden ser referenciadas.</text:p>
      <text:p text:style-name="P1">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Consideraciones Básicas</text:p>
      <text:p text:style-name="P1"/>
      <text:p text:style-name="P1">El compilador Ctds-PCR fue desarrollado integramente en el Lenguaje de Programación Java, utilizando herramientas como Jflex y Cup para la generación del Lexer y Parser respectivamente.</text:p>
      <text:p text:style-name="P1">En grandes rasgos el proceso de compilación que realiza Ctds-PCR puede ser visualizado en el siguiente diagrama:</text:p>
      <text:p text:style-name="P1"/>
      <text:p text:style-name="P1"/>
      <text:p text:style-name="P1"/>
      <text:p text:style-name="P1"/>
      <text:p text:style-name="P1"/>
      <text:p text:style-name="P1"/>
      <text:p text:style-name="P1">El desarrollo del mismo se distribuyo en 6 etapas:</text:p>
      <text:p text:style-name="P2"/>
      <text:list xml:id="list576895918" text:style-name="L1">
        <text:list-item>
          <text:p text:style-name="P4">Etapa 1: Análisis Léxico y Sintactico </text:p>
        </text:list-item>
        <text:list-item>
          <text:p text:style-name="P5">Etapa 2: Análisis Semántico </text:p>
        </text:list-item>
        <text:list-item>
          <text:p text:style-name="P5">Etapa <text:s/>3 :Generación de Codigo Intermedio</text:p>
        </text:list-item>
        <text:list-item>
          <text:p text:style-name="P5">Etapa 4 :Generación de Código Objeto Enteros y Booleanos</text:p>
        </text:list-item>
        <text:list-item>
          <text:p text:style-name="P5">Etapa 5:Generación de Código Objeto Reales</text:p>
        </text:list-item>
        <text:list-item>
          <text:p text:style-name="P5">Etapa 6 :Optimizaciones</text:p>
        </text:list-item>
      </text:list>
      <text:p text:style-name="P1"/>
      <text:p text:style-name="P1"/>
      <text:p text:style-name="P1"/>
      <text:p text:style-name="P1"><text:s/>Etapa 1</text:p>
      <text:p text:style-name="P1">Análisis Léxico y Sintactico </text:p>
      <text:p text:style-name="P1"/>
      <text:p text:style-name="P1">En esta primera etapa del proyecto, comenzamos a familiarizarnos con las herramientas Jflex y Cup. <text:s text:c="3"/>La primera fue utilizada para desarrollar el Lexer del compilador Ctds-PCR y la segunda para la implementación del Parser. </text:p>
      <text:p text:style-name="P1">Las principales dificultades surgieron debido al desconocimiento a la hora de utilizar estas herramientas, pero en general fueron lo suficiente amigables como para poder trabajar con ellas en poco tiempo. </text:p>
      <text:p text:style-name="P1">A la hora implementar el Parser se presentarón inconvenientes con la grámatica, para salvarlos se refactorizo la gramatica y se definieron precendencias entre los operadores.</text:p>
      <text:p text:style-name="P1">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p>
      <text:p text:style-name="P1">En esta etapa aún no se habían realizado decisiones de diseño de gran importancia sino que se generaron el analizador lexico(lexer) y el análizador sintáctico(paser) de manera de que puedan trabajar mancomunadamente. <text:s text:c="2"/></text:p>
      <text:p text:style-name="P1"/>
      <text:p text:style-name="P1"/>
      <text:p text:style-name="P1"/>
      <text:p text:style-name="P1"/>
      <text:p text:style-name="P1"/>
      <text:p text:style-name="P1"/>
      <text:p text:style-name="P1"/>
      <text:p text:style-name="P1"><text:soft-page-break/>Etapa 2</text:p>
      <text:p text:style-name="P1">Análisis Semántico </text:p>
      <text:p text:style-name="P1"/>
      <text:p text:style-name="P1">En esta etapa se implementaron chequeos para la serie de restricciones semánticas enunciadas en la descripción del <text:s/>lenguaje. Para ser precisos, enunciaremos como han sido resultos cada uno de los chequeos:</text:p>
      <text:p text:style-name="P1"/>
      <text:p text:style-name="P1">1. Ningún identificador es declarado dos veces en un mismo bloque.</text:p>
      <text:p text:style-name="P1">2. Ningún identificador es usado antes de ser declarado.</text:p>
      <text:p text:style-name="P1"/>
      <text:p text:style-name="P1">Las dos primeras restricciones son chequeadas en el análizador sintáctico mediante la implementación de una tabla de símbolos. Como ningún identificador es utilizado antes de ser declarado no reviste ningún inconveniente realizarlo en este momento. Pero si quiesieramos permitir, por ejemplo, la invocación de metodos antes de ser definidos sería conveniente realizar este chequeo en otro momento. </text:p>
      <text:p text:style-name="P1">La implementación de la tabla de simbolos puede reducirse a una pila de niveles, es decir una pila de listas de declaraciones (llamadas Location). Es importante mencionar que no se permiten dos declaraciones con el mismo nombre y en el mismo alcanze. Cuándo hablamos de declaraciones nos referimos a variables y metodos. </text:p>
      <text:p text:style-name="P1"/>
      <text:p text:style-name="P1">3. Todo programa (clase) contiene la definición de un método llamado main. Este método no tiene</text:p>
      <text:p text:style-name="P1">parámetros. Notar que la ejecución comienza con el método main.</text:p>
      <text:p text:style-name="P1"/>
      <text:p text:style-name="P1">Este chequeo también es realizado en el Analizador Sintáctico, esta desición se tomo desde el comienzo y se mantuvo hasta el final de la implementación del compilador Ctds-PCR. Quizas resulte en un diseño más estético realizar este chequeo más adelante. </text:p>
      <text:p text:style-name="P1"><text:s text:c="2"/></text:p>
      <text:p text:style-name="P1">4. El Int Literal en la declaracióon de un arreglo debe ser mayor a cero (es la longitud del arreglo).</text:p>
      <text:p text:style-name="P1">Este chequeo es </text:p>
      <text:p text:style-name="P1"/>
      <text:p text:style-name="P1">5. El número y tipos de los argumentos en una invocación a un método debe ser iguales al número</text:p>
      <text:p text:style-name="P1">y tipos declarados en la definición del método (los parámetros formales y los reales deben ser</text:p>
      <text:p text:style-name="P1">iguales).</text:p>
      <text:p text:style-name="P1"/>
      <text:p text:style-name="P1">6. Si la invocación a un método es usada como una expresión, el método debe retornar un resultado.</text:p>
      <text:p text:style-name="P1"/>
      <text:p text:style-name="P1">7. Los literales string solo pueden ser usados como argumentos en métodos externinvk.</text:p>
      <text:p text:style-name="P1"/>
      <text:p text:style-name="P1">8. Una sentencia return solo tiene asociada una expresi´on si el m´etodo retorna un valor, si el método no retorna un valor (es un método void) entonces la sentencia return no puede tener asociada ninguna expresión.</text:p>
      <text:p text:style-name="P1"/>
      <text:p text:style-name="P1">9. La expresión en una sentencia return debe ser igual al tipo de retorno declarado para el método.</text:p>
      <text:p text:style-name="P1"/>
      <text:p text:style-name="P1">10. Un &lt;id&gt; usado como una &lt;location&gt; debe estar declarado como un parámetro o como una variable local o global.</text:p>
      <text:p text:style-name="P1"/>
      <text:p text:style-name="P1">11. En toda locación de la forma &lt;id&gt;[&lt;expr&gt;]</text:p>
      <text:p text:style-name="P1"><text:tab/>(a) &lt;id&gt; debe ser una variable arreglo (array), y</text:p>
      <text:p text:style-name="P1"><text:tab/>(b) el tipo de &lt;expr&gt; debe ser int.</text:p>
      <text:p text:style-name="P1"/>
      <text:p text:style-name="P1">12. La &lt;expr&gt; en una sentencia if o while debe ser boolean.</text:p>
      <text:p text:style-name="P1"><text:soft-page-break/>13. Los operandos de &lt;arith_op&gt;’s y &lt;rel_op&gt;'s deben ser de tipo int o float.</text:p>
      <text:p text:style-name="P1"/>
      <text:p text:style-name="P1">14. Los operandos de &lt;eq_op&gt;’s deben tener el mismo tipo (int, float o boolean).</text:p>
      <text:p text:style-name="P1"/>
      <text:p text:style-name="P1">15. Los operandos de &lt;cond_op&gt;’s y el operando de la negación (!) deben ser de tipo boolean.</text:p>
      <text:p text:style-name="P1"/>
      <text:p text:style-name="P1">16. La &lt;location&gt; y la &lt;expr&gt; en una asignación, &lt;location&gt; = &lt;expr&gt;, deben tener el mismo tipo.</text:p>
      <text:p text:style-name="P1"/>
      <text:p text:style-name="P1">17. La &lt;location&gt; y la &lt;expr&gt; en una asignación incremental o decremental, &lt;locationi&gt; += &lt;expr&gt; o &lt;location&gt; -= &lt;expr&gt;, deben ser de tipo int o float.</text:p>
      <text:p text:style-name="P1"/>
      <text:p text:style-name="P1">18. Las expresiones &lt;expr&gt; iniciales y finales de un for deben ser de tipo int.</text:p>
      <text:p text:style-name="P1"/>
      <text:p text:style-name="P1">19. Las sentencias break y continue solo pueden encontrarse en el cuerpo de un ciclo</text:p>
      <text:p text:style-name="P1"/>
      <text:p text:style-name="P1"/>
      <text:p text:style-name="P1">Para los chequeos 9-18 se implemento la clase TypeCheckVisitor que implementa una instancia del patrón visitor para recorrer el AST y chequear los tipos. Vale mencionar que se tomo una importante desición en cuanto a las operaciones permitidas: se permite que los operadores binarios que operan con int o f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se permite operar con valores de tipo int. </text:p>
      <text:p text:style-name="P1">Los operandos de tipo relacionales y de equivalencia operan con valores enteros y flotantes indistintamente. </text:p>
      <text:p text:style-name="P1">La desición de permitir operar con elementos numericos pero de tipos distintos tiene que ver con la posibilidad de ofrecer una caracteristica que genere mas flexibilidad a la hora de programar. Quizas hubiere sido interesante implementar warnings en estos casos, esto fue planificado pero no se llevo a cabo.</text:p>
      <text:p text:style-name="P1"/>
      <text:p text:style-name="P1">Para el chequeo numero 19 se implemento la clase BreakContinueCheckVisitor que es otra instacia del patron visitor que recorre el AST y chequeo lo expresado en el item 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tapa <text:s/>3 </text:p>
      <text:p text:style-name="P1">Generación de Codigo Intermedio</text:p>
      <text:p text:style-name="P1"/>
      <text:p text:style-name="P1">Esta etapa del compilador retorna una representación intermedia del código, luego, a partir de esta representación intermedia se generará codigo objeto.</text:p>
      <text:p text:style-name="P1">Para la generación de las instrucciones se decidió volver a utilizar el patrón V<text:span text:style-name="T1">isitor</text:span>. El cual nos facilitó saber cada instancia del programa, para generar una instrucción de acuerdo a la intancia que se encuentra. Así, luego interpretar cada instrucción y generar el respectivo codigo objeto.</text:p>
      <text:p text:style-name="P1">Al referirnos directamente al codigo de tres direcciones es bueno ver distintos casos del mismo ya que, tenemos distintos casos de instrucciones: algunas solo toman la instrucción; otras toman la instrucción, dos expresiones y un destino; otras toman una expresión y un destino; otras toman la instrución y solo una o dos expresiones. Para una mejor lectura de estos posibles casos al final de la descripción de cada intruccion se describe cual de estas situaciones genera dicha instrucción.</text:p>
      <text:p text:style-name="P1">Las posibles instrucciones a generar son:</text:p>
      <text:p text:style-name="P1"/>
      <text:p text:style-name="P1"><text:span text:style-name="T6">ProgramDecl:</text:span> Instrucción para definir un programa. <text:span text:style-name="T9">(ProgramDecl Label)</text:span></text:p>
      <text:p text:style-name="P1"/>
      <text:p text:style-name="P1"><text:span text:style-name="T6">BlockBegin:</text:span> Instrucción para indicar el comienzo de la declaración de un bloque. <text:span text:style-name="T9">(BlockBegin)</text:span></text:p>
      <text:p text:style-name="P1"/>
      <text:p text:style-name="P1"><text:span text:style-name="T6">BlockEnd:</text:span> Intrucción para indicar el fin de la declaración de un bloque. <text:span text:style-name="T9">(BlockEnd)</text:span></text:p>
      <text:p text:style-name="P1"/>
      <text:p text:style-name="P1"><text:span text:style-name="T6">MethodDecl:</text:span> Instrucción para definir la declaracion de un metodo. <text:span text:style-name="T9">(MethodDecl MethodLocation)</text:span> </text:p>
      <text:p text:style-name="P1"/>
      <text:p text:style-name="P1"><text:span text:style-name="T6">MethodDeclEnd:</text:span> Instrucción de finalización de un metodo. <text:span text:style-name="T9">(MethodDecl MethodLocation) </text:span></text:p>
      <text:p text:style-name="P1"/>
      <text:p text:style-name="P1"><text:span text:style-name="T6">LocationDecl:</text:span> Intrucción para la declaración de una variable. <text:span text:style-name="T9">(LocationDecl Location)</text:span></text:p>
      <text:p text:style-name="P1"/>
      <text:p text:style-name="P1"><text:span text:style-name="T6">Assign:</text:span> Instrucción para señalar una asignación. <text:span text:style-name="T9">(Assign expr location)</text:span></text:p>
      <text:p text:style-name="P1"/>
      <text:p text:style-name="P1"><text:span text:style-name="T6">AddF, AddI, SubF, SubI:</text:span> Intrucciones sobre operaciones aritmeticas de suma(Add) y resta (Sub), distinguiendo reales(..F) de enteros(..I). <text:span text:style-name="T9">(AddI|...|SubI Expr, Expr, Location)</text:span></text:p>
      <text:p text:style-name="P1"/>
      <text:p text:style-name="P1"><text:span text:style-name="T6">MinusI, MinusF:</text:span> Instrucciones para la resta unaria (decrementar un valor) MinusI caso de enteros y MinusF caso de reales. <text:span text:style-name="T9">(MinusF|...|MinusI Expr, Location)</text:span></text:p>
      <text:p text:style-name="P1"/>
      <text:p text:style-name="P1"><text:span text:style-name="T6">MultI, MultF,DivI,DivF, Mod:</text:span> Instrucciones de multiplicación y división, la letra F distingue el caso de reales, mientras la letra I el caso de enteros. En el caso de DivI se realiza la division entera entre los valores y la intrucción mod solo se utiliza para enteros. <text:span text:style-name="T9">(MultI|...|Mod Expr, Expr, Location)</text:span></text:p>
      <text:p text:style-name="P1"/>
      <text:p text:style-name="P1"><text:span text:style-name="T6">And, Or:</text:span> Instrucciones para las opraciones lógicas binarias. <text:s text:c="2"/><text:span text:style-name="T9">(And|Or Expr, Expr, Location)</text:span></text:p>
      <text:p text:style-name="P1"/>
      <text:p text:style-name="P1"><text:span text:style-name="T6">Not:</text:span> Instrucción para la operación lógica unaria de la negación. <text:span text:style-name="T9">(Not Expr, Location, </text:span><text:span text:style-name="T10">aquí location es un temporal</text:span><text:span text:style-name="T9">)</text:span></text:p>
      <text:p text:style-name="P1"/>
      <text:p text:style-name="P1"><text:span text:style-name="T6">EqualI, DifI, EqualF, DifF, GEI, GEF, LEI, LEF, GrtI, GrtF, LesI, LesF:</text:span> Instrucciones para las operaciones relacionales, igual(Equal), distinto(Dif), mayor ó igual(GE), menor ó igual(LE), mayor(Grt), menor(Les). A cada instrucción se le agrega al final una letra para distinguir el caso de reales(F) y el caso de enteros(I). <text:span text:style-name="T9">(Equal|Dif| GE|LE|Grt|Les Expr, Location, </text:span><text:span text:style-name="T10">aquí location es un temporal</text:span><text:span text:style-name="T9">)</text:span></text:p>
      <text:p text:style-name="P1"/>
      <text:p text:style-name="P1"><text:span text:style-name="T6">Jmp, JTrue, JFalse:</text:span> Instruciones de salto, donde se distingue el salto obligatorio(Jmp), el salto condicional por valor verdadero(JTrue) y el salto condicional por valor falso(JFalse). <text:span text:style-name="T9">(JTrue|JFalse Expression Label) y (Jmp Label).</text:span></text:p>
      <text:p text:style-name="P1"/>
      <text:p text:style-name="P1"><text:soft-page-break/><text:span text:style-name="T6">Call,CallWithReturn:</text:span> Instrucciones para realizar llamados a metodos, donde se distinguen los casos <text:span text:style-name="T1">void</text:span><text:span text:style-name="T2">(Call) de los casos con retorno de valor (CallWhitReturn). </text:span><text:span text:style-name="T9">(Call Label) y (CallWithReturn label, location).</text:span></text:p>
      <text:p text:style-name="P1"><text:span text:style-name="T2"/></text:p>
      <text:p text:style-name="P1"><text:span text:style-name="T4">ParamPush, ParamPop:</text:span><text:span text:style-name="T2"> Instrucciones para realizar sobre los parametros de un metodo, donde se distingue el push de los mismos (ParamPush) del pop de los parametros (ParamPop). <text:s/></text:span><text:span text:style-name="T9">(ParamPush Expression Location) y (ParamPop IntLiteral).</text:span></text:p>
      <text:p text:style-name="P1"><text:span text:style-name="T2"/></text:p>
      <text:p text:style-name="P1"><text:span text:style-name="T4">CallExtern,CallExternWithReturn:</text:span><text:span text:style-name="T2"> Instrucciones para realizar llamados a metodos externos, se distingue el caso </text:span><text:span text:style-name="T1">void</text:span><text:span text:style-name="T2">(CallExtern) de los casos con valores de retornos (CallExternWithReturn). </text:span><text:span text:style-name="T9">(CallExtern Label) y <text:s/>(CallExternWithReturn label, location).</text:span></text:p>
      <text:p text:style-name="P1"><text:span text:style-name="T2"/></text:p>
      <text:p text:style-name="P1"><text:span text:style-name="T4">SaveParam, LoadParam:</text:span><text:span text:style-name="T2"> Instrucciones para salvar los valore de parametros(SaveParam) y para cargar los valores de parametros(LoadParam). </text:span><text:span text:style-name="T9">(SavePara|LoadParam).</text:span></text:p>
      <text:p text:style-name="P1"><text:span text:style-name="T2"/></text:p>
      <text:p text:style-name="P1"><text:span text:style-name="T4">Ret:</text:span><text:span text:style-name="T2"> Instrucción para llevar el valor de retorno en un metodo. </text:span><text:span text:style-name="T9">(Ret)</text:span><text:span text:style-name="T2">.</text:span></text:p>
      <text:p text:style-name="P1"><text:span text:style-name="T2"/></text:p>
      <text:p text:style-name="P1"><text:span text:style-name="T4">ToFloat:</text:span><text:span text:style-name="T2"> Instruccion de conversion, la misma convierte un valor de entero(int) a real(float). </text:span><text:span text:style-name="T9">(ToFloat Expresion Location)</text:span></text:p>
      <text:p text:style-name="P1"><text:span text:style-name="T2"/></text:p>
      <text:p text:style-name="P1"><text:span text:style-name="T4">ReadArray, WriteArray:</text:span><text:span text:style-name="T2"> Instrucciones definidas sobre arreglos, las mismas permiten leer de un arreglo(ReadArray) y escribir en un arreglo(WriteArray). </text:span><text:span text:style-name="T9">(ReadArray ArrayLocation dir Location) y (WriteArray Expr dir ArrayLocation).</text:span></text:p>
      <text:p text:style-name="P1"><text:span text:style-name="T2"/></text:p>
      <text:p text:style-name="P1"><text:span text:style-name="T4">PutLabel:</text:span><text:span text:style-name="T2"> Instruccion para la generacion de </text:span><text:span text:style-name="T1">label. </text:span><text:span text:style-name="T9">(PutLabel Label)</text:span></text:p>
      <text:p text:style-name="P1"><text:span text:style-name="T1"/></text:p>
      <text:p text:style-name="P1"><text:span text:style-name="T1">PutStringLiteral,PushFloat: (PutStringLiteral StringLiteral)</text:span></text:p>
      <text:p text:style-name="P1"><text:span text:style-name="T1"/></text:p>
      <text:p text:style-name="P1"/>
      <text:p text:style-name="P1">Etapa 4 </text:p>
      <text:p text:style-name="P1">Generación de Código Objeto Enteros y Booleanos</text:p>
      <text:p text:style-name="P1"/>
      <text:p text:style-name="P1">Etapa 5</text:p>
      <text:p text:style-name="P1">Generación de Código Objeto Reales</text:p>
      <text:p text:style-name="P1"/>
      <text:p text:style-name="P1">En esta etapa se entrega el compilador con las operaciones de numeros reales completas. </text:p>
      <text:p text:style-name="P1">Lo que se hizo, primero fue, agregar instrucciones en el codigo intermedio, que se usaria para operaciones entre floatantes. Esto es para luego usar, en assembler, utilizar los registros e instrucciones para este tipo de datos.</text:p>
      <text:p text:style-name="P1"/>
      <text:p text:style-name="P1">Se tuvo que tener un especial tratamiento de como creamos los float, debido a que en assembler habia que pasarle un label donde contenia un tipo float con el numero deseado.</text:p>
      <text:p text:style-name="P1">Se utilizo, para la manipulacion de estos datos, los registro destinado para los mismos (xmm0, xmm1,xmm2..., xmm7). </text:p>
      <text:p text:style-name="P1">Es importante aclarar, que cuando se hace llamadas donde los parametros son de tipo float, estos se apilan en los registros antes mencionados. Assembler va a buscar a estos registro en orden como se enumeran los mismo. Luego de los 8 parametros (cantidad de registro especiales xmm), a los demas parametros lo guarda en la pila. El resultado, el return, de las acciones, siempre quedan guardado en el registro xmm0. <text:s/></text:p>
      <text:p text:style-name="P1"/>
      <text:p text:style-name="P1">Generamos codigo para convertir los valores enteros en float, antes de efectuar alguna operación en donde haya operandos de diferente tipos.</text:p>
      <text:p text:style-name="P1"/>
      <text:p text:style-name="P1">Algunos problemas que tuvimos aquí fueron:</text:p>
      <text:p text:style-name="P1"><text:soft-page-break/><text:tab/>RESERVACION DE MEMORIA (CORREGIR).</text:p>
      <text:p text:style-name="P1"/>
      <text:p text:style-name="P1"/>
      <text:p text:style-name="P1">Etapa 6 </text:p>
      <text:p text:style-name="P1">Optimizacion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4T18:54:07</dc:date>
    <meta:editing-duration>PT2H54M30S</meta:editing-duration>
    <meta:editing-cycles>9</meta:editing-cycles>
    <meta:generator>LibreOffice/3.5$Linux_x86 LibreOffice_project/350m1$Build-2</meta:generator>
    <dc:creator>Csar </dc:creator>
    <meta:document-statistic meta:table-count="0" meta:image-count="0" meta:object-count="0" meta:page-count="7" meta:paragraph-count="108" meta:word-count="2283" meta:character-count="14994" meta:non-whitespace-character-count="12732"/>
  </office:meta>
</office:document-meta>
</file>